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315000001C76916B4A6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676cm" svg:height="12.5cm" svg:x="-0.326cm" svg:y="0.1cm">
          <draw:image xlink:href="Pictures/1000000000000315000001C76916B4A6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6T11:12:10.712000000</meta:creation-date>
    <dc:date>2015-03-26T19:16:08.092000000</dc:date>
    <meta:editing-duration>PT42M23S</meta:editing-duration>
    <meta:editing-cycles>10</meta:editing-cycles>
    <meta:generator>LibreOffice/4.3.2.2$Windows_x86 LibreOffice_project/edfb5295ba211bd31ad47d0bad0118690f76407d</meta:generator>
    <meta:document-statistic meta:object-count="1"/>
  </office:meta>
</office:document-meta>
</file>